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245c" officeooo:paragraph-rsid="000124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o para storytelling</text:p>
      <text:p text:style-name="P1"/>
      <text:p text:style-name="P1"/>
      <text:p text:style-name="P1">**El asombroso cambio de nuestro mundo en las últimas seis décadas**</text:p>
      <text:p text:style-name="P1"/>
      <text:p text:style-name="P1">Vivimos en una era de transformaciones vertiginosas, donde el ritmo del cambio parece superar incluso a las épocas más dinámicas de la historia humana. La última mitad del siglo XX y los primeros años del siglo XXI han sido testigos de una revolución sin precedentes que ha remodelado nuestro planeta en formas inimaginables. Nos encontramos en un punto donde la velocidad y la magnitud de la transformación desafían nuestra capacidad para comprenderla plenamente.</text:p>
      <text:p text:style-name="P1"/>
      <text:p text:style-name="P1">Durante siglos, la humanidad navegó a través del río del tiempo en un curso relativamente constante. Sin embargo, todo cambió con el advenimiento de la industrialización y la globalización. Estos fenómenos no solo aceleraron el progreso humano, sino que también alteraron profundamente la estructura misma de nuestras sociedades y la forma en que interactuamos con el mundo que nos rodea.</text:p>
      <text:p text:style-name="P1"/>
      <text:p text:style-name="P1">Uno de los aspectos más sorprendentes de esta transformación es la explosión de información que presenciamos en los últimos años. Para ponerlo en perspectiva, basta considerar que en un solo día actual generamos más datos que los acumulados a lo largo de toda la historia humana hasta hace apenas unas décadas. Este aluvión de información, alimentado por avances tecnológicos sin precedentes, ha desencadenado cambios sísmicos en la forma en que vivimos, trabajamos y nos relacionamos entre nosotros.</text:p>
      <text:p text:style-name="P1"/>
      <text:p text:style-name="P1">Pero, ¿cómo ha sido posible este cambio tan radical? Los motores principales son múltiples y complejos. La industrialización, con su capacidad para impulsar la producción a niveles nunca antes vistos, ha sido un motor fundamental de este proceso. La globalización, por su parte, ha derribado barreras geográficas y culturales, creando un mundo más interconectado que nunca. La convergencia de la tecnología, la comunicación instantánea y la movilidad global ha generado un entorno donde las ideas y la innovación pueden fluir libremente, dando lugar a avances asombrosos en todas las áreas de la vida humana.</text:p>
      <text:p text:style-name="P1"/>
      <text:p text:style-name="P1">Sin embargo, este cambio no ha sido uniforme ni equitativo. A medida que el mundo se transforma, surgen desafíos nuevos y urgentes. La desigualdad económica, la degradación ambiental y la crisis de identidad cultural son solo algunas de las fuerzas que moldean el paisaje de nuestro mundo en evolución.</text:p>
      <text:p text:style-name="P1"/>
      <text:p text:style-name="P1">A medida que exploramos este vasto y complejo panorama de cambio, surge una pregunta fundamental: ¿cómo podemos navegar por este nuevo mundo de manera que promueva la prosperidad y el bienestar para todos? En el corazón de esta pregunta yace una oportunidad única para reflexionar sobre nuestro pasado, comprender nuestro presente y forjar un futuro que refleje nuestros valores más profundos y aspiraciones más nobles.</text:p>
      <text:p text:style-name="P1"/>
      <text:p text:style-name="P1">En las próximas páginas, exploraremos en profundidad los principales hitos y tendencias que han dado forma al mundo en las últimas seis décadas. Desde los avances tecnológicos hasta los movimientos sociales, desde las crisis globales hasta las oportunidades emergentes, nos sumergiremos en un viaje fascinante a través de la historia reciente de la humanidad y vislumbraremos el panorama que nos espera en el horizonte.</text:p>
      <text:p text:style-name="P1"/>
      <text:p text:style-name="P1"><text:soft-page-break/>Bienvenidos a un viaje de descubrimiento y reflexión. Bienvenidos a la historia del mundo en la era moderna.</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21:37:01.167787182</meta:creation-date>
    <dc:date>2024-05-01T21:38:08.197672325</dc:date>
    <meta:editing-duration>PT1M9S</meta:editing-duration>
    <meta:editing-cycles>1</meta:editing-cycles>
    <meta:document-statistic meta:table-count="0" meta:image-count="0" meta:object-count="0" meta:page-count="2" meta:paragraph-count="10" meta:word-count="514" meta:character-count="3299" meta:non-whitespace-character-count="2795"/>
    <meta:generator>LibreOffice/7.3.7.2$Linux_X86_64 LibreOffice_project/30$Build-2</meta:generator>
  </office:meta>
</office:document-meta>
</file>